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0D993659A02.png" manifest:media-type="image/png"/>
  <manifest:file-entry manifest:full-path="Pictures/10000001000000C0000000C02C843B6B.png" manifest:media-type="image/png"/>
  <manifest:file-entry manifest:full-path="Pictures/100000010000012C0000012C13779555.png" manifest:media-type="image/png"/>
  <manifest:file-entry manifest:full-path="Pictures/100000010000010000000100BA7411A2.png" manifest:media-type="image/png"/>
  <manifest:file-entry manifest:full-path="Pictures/100000010000010000000100212B5436.png" manifest:media-type="image/png"/>
  <manifest:file-entry manifest:full-path="Pictures/1000000100000100000001009E26EBA6.png" manifest:media-type="image/png"/>
  <manifest:file-entry manifest:full-path="Pictures/100000010000010000000100D51511BB.png" manifest:media-type="image/png"/>
  <manifest:file-entry manifest:full-path="Pictures/100000010000010000000100246102AC.png" manifest:media-type="image/png"/>
  <manifest:file-entry manifest:full-path="Pictures/100000010000010000000100697BCBA2.png" manifest:media-type="image/png"/>
  <manifest:file-entry manifest:full-path="Pictures/100000010000012C0000012C23150FFD.png" manifest:media-type="image/png"/>
  <manifest:file-entry manifest:full-path="Pictures/1000000100000103000000F0B9DA922C.png" manifest:media-type="image/png"/>
  <manifest:file-entry manifest:full-path="Pictures/10000001000000F2000000C22C50D6D5.png" manifest:media-type="image/png"/>
  <manifest:file-entry manifest:full-path="Pictures/1000000100000103000001165C9B2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Designer Block" svg:font-family="'Designer Block'" style:font-pitch="variable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4.621cm"/>
    </style:style>
    <style:style style:name="Tabla4.B" style:family="table-column">
      <style:table-column-properties style:column-width="5.029cm"/>
    </style:style>
    <style:style style:name="Tabla4.C" style:family="table-column">
      <style:table-column-properties style:column-width="4.073cm"/>
    </style:style>
    <style:style style:name="Tabla4.D" style:family="table-column">
      <style:table-column-properties style:column-width="4.669cm"/>
    </style:style>
    <style:style style:name="Tabla4.A1" style:family="table-cell">
      <style:table-cell-properties fo:padding="0.097cm" fo:border="none"/>
    </style:style>
    <style:style style:name="Tabla3" style:family="table" style:master-page-name="">
      <style:table-properties style:width="15.501cm" style:page-number="auto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5" style:family="table" style:master-page-name="">
      <style:table-properties style:width="15.501cm" style:page-number="auto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1pt 1pt" officeooo:rsid="0034421b" officeooo:paragraph-rsid="005052ee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2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27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29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30" style:family="paragraph" style:parent-style-name="Standard">
      <style:paragraph-properties fo:margin-left="0.101cm" fo:margin-right="2.701cm"/>
      <style:text-properties fo:color="#2a6099" loext:opacity="100%" style:font-name="Arial Nova1" fo:font-size="9.5pt" fo:letter-spacing="-0.021cm" style:text-underline-style="none" fo:font-weight="bold" officeooo:rsid="0051c44c" officeooo:paragraph-rsid="0051c44c" style:font-size-asian="9.5pt" style:font-weight-asian="bold" style:font-size-complex="9.5pt" style:font-weight-complex="bold"/>
    </style:style>
    <style:style style:name="P31" style:family="paragraph" style:parent-style-name="Standard">
      <style:text-properties officeooo:paragraph-rsid="0051c44c"/>
    </style:style>
    <style:style style:name="P32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5052ee"/>
    </style:style>
    <style:style style:name="P33" style:family="paragraph" style:parent-style-name="Heading_20_1">
      <style:paragraph-properties fo:margin-left="-2.101cm" fo:margin-top="1.499cm" fo:margin-bottom="0.4cm" style:contextual-spacing="false" fo:line-height="200%" fo:orphans="2" fo:widows="2" fo:text-indent="0cm" style:auto-text-indent="false"/>
      <style:text-properties officeooo:paragraph-rsid="005e1448"/>
    </style:style>
    <style:style style:name="P34" style:family="paragraph" style:parent-style-name="Heading_20_2" style:list-style-name="" style:master-page-name="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5a0ec1"/>
    </style:style>
    <style:style style:name="P35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36" style:family="paragraph" style:parent-style-name="Heading_20_2">
      <style:paragraph-properties fo:margin-left="-2.101cm" fo:line-height="150%"/>
      <style:text-properties officeooo:paragraph-rsid="005b7606"/>
    </style:style>
    <style:style style:name="P37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38" style:family="paragraph" style:parent-style-name="Heading_20_3" style:list-style-name="L1">
      <style:paragraph-properties fo:margin-left="-0.6cm" fo:margin-top="0.199cm" fo:margin-bottom="0.101cm" style:contextual-spacing="false" fo:line-height="150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39" style:family="paragraph" style:parent-style-name="Heading_20_3" style:list-style-name="L1">
      <style:paragraph-properties fo:margin-left="-0.6cm" fo:margin-top="0.199cm" fo:margin-bottom="0.101cm" style:contextual-spacing="false" fo:line-height="150%" fo:text-indent="-1cm" style:auto-text-indent="false">
        <style:tab-stops>
          <style:tab-stop style:position="1.102cm"/>
        </style:tab-stops>
      </style:paragraph-properties>
      <style:text-properties officeooo:paragraph-rsid="005b7606"/>
    </style:style>
    <style:style style:name="P40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41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42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43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1448"/>
    </style:style>
    <style:style style:name="P44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1448" style:font-weight-asian="bold" style:font-weight-complex="bold"/>
    </style:style>
    <style:style style:name="P45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46" style:family="paragraph" style:parent-style-name="List_20_Paragraph" style:list-style-name="L2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47" style:family="paragraph" style:parent-style-name="List_20_Paragraph" style:list-style-name="L2" style:master-page-name="">
      <loext:graphic-properties draw:fill="none" draw:fill-color="#729fcf"/>
      <style:paragraph-properties fo:margin-left="-0.175cm" fo:margin-right="0cm" fo:margin-top="1cm" fo:margin-bottom="0cm" style:contextual-spacing="false" fo:line-height="100%" fo:text-align="justify" style:justify-single-word="false" fo:orphans="2" fo:widows="2" fo:text-indent="-0.75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48" style:family="paragraph" style:parent-style-name="List_20_Paragraph" style:list-style-name="L2" style:master-page-name="">
      <loext:graphic-properties draw:fill="none" draw:fill-color="#729fcf"/>
      <style:paragraph-properties fo:margin-left="-0.175cm" fo:margin-right="0cm" fo:margin-top="1cm" fo:margin-bottom="0cm" style:contextual-spacing="false" fo:line-height="100%" fo:text-align="justify" style:justify-single-word="false" fo:orphans="2" fo:widows="2" fo:text-indent="-0.75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5369"/>
    </style:style>
    <style:style style:name="P49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50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51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52" style:family="paragraph" style:parent-style-name="Preformatted_20_Text" style:master-page-name="">
      <loext:graphic-properties draw:fill="none"/>
      <style:paragraph-properties fo:margin-left="-1cm" fo:margin-right="0cm" fo:margin-top="0.499cm" fo:margin-bottom="0.3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53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54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add8b"/>
    </style:style>
    <style:style style:name="P55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56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58" style:family="paragraph" style:parent-style-name="Standard">
      <loext:graphic-properties draw:fill="none"/>
      <style:paragraph-properties fo:margin-left="0.049cm" fo:margin-right="0cm" fo:margin-top="0.199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7606"/>
    </style:style>
    <style:style style:name="P59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60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61" style:family="paragraph" style:parent-style-name="Standard">
      <loext:graphic-properties draw:fill="none"/>
      <style:paragraph-properties fo:margin-left="-0.049cm" fo:margin-right="1.87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62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63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64" style:family="paragraph" style:parent-style-name="Standard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65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66" style:family="paragraph">
      <loext:graphic-properties draw:fill="none" draw:fill-color="#e0e0e0"/>
      <style:paragraph-properties style:writing-mode="lr-tb"/>
      <style:text-properties fo:font-size="11p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f4d78" loext:opacity="100%" style:font-name="Consolas1" fo:font-size="14pt" fo:font-weight="bold" officeooo:rsid="005add8b" style:font-size-asian="14pt" style:font-weight-asian="bold" style:font-size-complex="14pt" style:font-weight-complex="bold"/>
    </style:style>
    <style:style style:name="T7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letter-spacing="-0.053cm"/>
    </style:style>
    <style:style style:name="T9" style:family="text">
      <style:text-properties style:font-name="Arial Nova1" fo:font-size="11pt" officeooo:rsid="0018d218" style:font-size-asian="11pt" style:font-size-complex="11pt"/>
    </style:style>
    <style:style style:name="T10" style:family="text">
      <style:text-properties style:font-name="Arial Nova1" fo:font-size="11pt" officeooo:rsid="005add8b" style:font-size-asian="11pt" style:font-size-complex="11pt"/>
    </style:style>
    <style:style style:name="T11" style:family="text">
      <style:text-properties officeooo:rsid="0035a850"/>
    </style:style>
    <style:style style:name="T12" style:family="text">
      <style:text-properties fo:color="#3f51b5" loext:opacity="100%" style:font-name="Ethnocentric Rg"/>
    </style:style>
    <style:style style:name="T13" style:family="text">
      <style:text-properties fo:color="#3f51b5" loext:opacity="100%" style:font-name="Ethnocentric Rg" officeooo:rsid="0050cb18"/>
    </style:style>
    <style:style style:name="T14" style:family="text">
      <style:text-properties fo:color="#3f51b5" loext:opacity="100%" style:font-name="Ethnocentric Rg" officeooo:rsid="0058a551"/>
    </style:style>
    <style:style style:name="T15" style:family="text">
      <style:text-properties fo:color="#3f51b5" loext:opacity="100%" style:font-name="Ethnocentric Rg" officeooo:rsid="005a0ec1"/>
    </style:style>
    <style:style style:name="T16" style:family="text">
      <style:text-properties fo:color="#3f51b5" loext:opacity="100%" style:font-name="Ethnocentric Rg" officeooo:rsid="005b5369"/>
    </style:style>
    <style:style style:name="T17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18" style:family="text">
      <style:text-properties fo:color="#37474f" loext:opacity="100%"/>
    </style:style>
    <style:style style:name="T19" style:family="text">
      <style:text-properties fo:color="#37474f" loext:opacity="100%" style:font-name="Arial Nova1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37474f" loext:opacity="100%" style:font-name="Arial Nova1" fo:font-size="12pt" fo:font-weight="bold" officeooo:rsid="005b5369" style:font-size-asian="12pt" style:font-weight-asian="bold" style:font-size-complex="12pt" style:font-weight-complex="bold"/>
    </style:style>
    <style:style style:name="T21" style:family="text">
      <style:text-properties fo:color="#37474f" loext:opacity="100%" style:font-name="Arial Nova1" fo:font-size="12pt" fo:font-weight="bold" officeooo:rsid="005b7606" style:font-size-asian="12pt" style:font-weight-asian="bold" style:font-size-complex="12pt" style:font-weight-complex="bold"/>
    </style:style>
    <style:style style:name="T22" style:family="text">
      <style:text-properties fo:color="#37474f" loext:opacity="100%" fo:font-weight="bold" style:font-weight-asian="bold" style:font-weight-complex="bold"/>
    </style:style>
    <style:style style:name="T23" style:family="text">
      <style:text-properties fo:color="#37474f" loext:opacity="100%" fo:text-shadow="1pt 1pt" fo:font-weight="bold" style:font-weight-asian="bold" style:font-weight-complex="bold"/>
    </style:style>
    <style:style style:name="T24" style:family="text">
      <style:text-properties fo:color="#37474f" loext:opacity="100%" style:text-outline="true" fo:text-shadow="1pt 1pt" fo:font-weight="bold" style:font-weight-asian="bold" style:font-weight-complex="bold"/>
    </style:style>
    <style:style style:name="T25" style:family="text">
      <style:text-properties fo:color="#37474f" loext:opacity="100%" style:text-outline="false" fo:text-shadow="1pt 1pt" fo:font-weight="bold" style:font-weight-asian="bold" style:font-weight-complex="bold"/>
    </style:style>
    <style:style style:name="T26" style:family="text">
      <style:text-properties fo:color="#37474f" loext:opacity="100%" style:text-outline="false" fo:text-shadow="none" fo:font-weight="bold" style:font-weight-asian="bold" style:font-weight-complex="bold"/>
    </style:style>
    <style:style style:name="T27" style:family="text">
      <style:text-properties fo:color="#37474f" loext:opacity="100%" style:text-outline="false" fo:font-weight="bold" style:font-weight-asian="bold" style:font-weight-complex="bold"/>
    </style:style>
    <style:style style:name="T28" style:family="text">
      <style:text-properties officeooo:rsid="0051c44c"/>
    </style:style>
    <style:style style:name="T29" style:family="text">
      <style:text-properties fo:color="#2a6099" loext:opacity="100%" style:font-name="Arial Nova1" fo:font-size="9.5pt" fo:letter-spacing="-0.021cm" style:text-underline-style="none" fo:font-weight="bold" style:font-size-asian="9.5pt" style:font-weight-asian="bold" style:font-size-complex="9.5pt" style:font-weight-complex="bold"/>
    </style:style>
    <style:style style:name="T30" style:family="text">
      <style:text-properties fo:color="#2a6099" loext:opacity="100%" style:font-name="Arial Nova1" fo:font-size="9.5pt" fo:letter-spacing="-0.021cm" style:text-underline-style="none" fo:font-weight="bold" officeooo:rsid="0051c44c" style:font-size-asian="9.5pt" style:font-weight-asian="bold" style:font-size-complex="9.5pt" style:font-weight-complex="bold"/>
    </style:style>
    <style:style style:name="T31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3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34" style:family="text">
      <style:text-properties fo:color="#2a6099" loext:opacity="100%" style:font-name="Kristen ITC" fo:font-size="10pt" fo:letter-spacing="-0.004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color="#2a6099" loext:opacity="100%" style:font-name="Kristen ITC" fo:font-size="10pt" fo:letter-spacing="-0.007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6" style:family="text">
      <style:text-properties fo:color="#2a6099" loext:opacity="100%" style:font-name="Kristen ITC" fo:font-size="10pt" fo:letter-spacing="-0.011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7" style:family="text">
      <style:text-properties fo:color="#2a6099" loext:opacity="100%" style:font-name="Kristen ITC" fo:font-size="10pt" fo:letter-spacing="-0.014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8" style:family="text">
      <style:text-properties fo:color="#2a6099" loext:opacity="100%" style:font-name="Kristen ITC" fo:font-size="10pt" fo:letter-spacing="-0.018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9" style:family="text">
      <style:text-properties fo:color="#2a6099" loext:opacity="100%" style:font-name="Kristen ITC" fo:font-size="10pt" fo:letter-spacing="-0.021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0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1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2" style:family="text">
      <style:text-properties fo:color="#2a6099" loext:opacity="100%" style:font-name="Kristen ITC" style:text-underline-style="none" fo:font-weight="bold" officeooo:rsid="005a0ec1" style:font-name-asian="Noto Sans Mono CJK SC" style:font-weight-asian="bold" style:font-weight-complex="bold"/>
    </style:style>
    <style:style style:name="T43" style:family="text">
      <style:text-properties fo:color="#2a6099" loext:opacity="100%" style:font-name="Kristen ITC" fo:font-size="12pt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4" style:family="text">
      <style:text-properties fo:color="#2a6099" loext:opacity="100%" style:font-name="Kristen ITC" fo:font-size="12pt" fo:letter-spacing="-0.004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5" style:family="text">
      <style:text-properties fo:color="#2a6099" loext:opacity="100%" style:font-name="Kristen ITC" fo:font-size="12pt" fo:letter-spacing="-0.007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6" style:family="text">
      <style:text-properties fo:color="#2a6099" loext:opacity="100%" style:font-name="Kristen ITC" fo:font-size="12pt" fo:letter-spacing="-0.011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7" style:family="text">
      <style:text-properties fo:color="#2a6099" loext:opacity="100%" style:font-name="Kristen ITC" fo:font-size="12pt" fo:letter-spacing="-0.014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8" style:family="text">
      <style:text-properties fo:color="#2a6099" loext:opacity="100%" style:font-name="Kristen ITC" fo:font-size="12pt" fo:letter-spacing="-0.018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9" style:family="text">
      <style:text-properties fo:color="#2a6099" loext:opacity="100%" style:font-name="Kristen ITC" fo:font-size="12pt" fo:letter-spacing="-0.021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50" style:family="text">
      <style:text-properties fo:color="#2a6099" loext:opacity="100%" style:font-name="Kristen ITC" fo:font-size="12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51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52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53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54" style:family="text">
      <style:text-properties fo:text-transform="uppercase" fo:color="#475d9e" loext:opacity="100%" style:font-name="Arial Nova Cond Light" fo:font-size="9pt" fo:letter-spacing="-0.011cm" fo:text-shadow="none" officeooo:rsid="005b7606" fo:background-color="transparent" loext:char-shading-value="0" style:font-size-asian="7.84999990463257pt" style:font-size-complex="9pt" style:font-relief="embossed"/>
    </style:style>
    <style:style style:name="T55" style:family="text">
      <style:text-properties fo:text-transform="uppercase" fo:color="#475d9e" loext:opacity="100%" style:font-name="Arial Nova Cond Light" fo:font-size="9pt" fo:letter-spacing="-0.011cm" fo:text-shadow="none" fo:font-weight="normal" officeooo:rsid="005b7606" fo:background-color="transparent" loext:char-shading-value="0" style:font-size-asian="7.84999990463257pt" style:font-weight-asian="normal" style:font-size-complex="9pt" style:font-weight-complex="normal" style:font-relief="embossed"/>
    </style:style>
    <style:style style:name="T56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7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8" style:family="text">
      <style:text-properties fo:text-transform="uppercase" fo:color="#880e4f" loext:opacity="100%" style:font-name="Ethnocentric Rg" fo:letter-spacing="normal" fo:font-style="normal" fo:text-shadow="none" fo:font-weight="normal" officeooo:rsid="005b7606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9" style:family="text">
      <style:text-properties fo:text-transform="uppercase" fo:color="#880e4f" loext:opacity="100%" style:font-name="Arial Nova1" fo:font-size="11pt" fo:letter-spacing="normal" fo:font-style="normal" fo:text-shadow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60" style:family="text">
      <style:text-properties fo:text-transform="uppercase" fo:color="#1f4d78" loext:opacity="100%" style:font-name="Consolas1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61" style:family="text">
      <style:text-properties fo:text-transform="uppercase" fo:color="#1f4d78" loext:opacity="100%" style:font-name="Consolas1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62" style:family="text">
      <style:text-properties fo:text-transform="uppercase" fo:color="#3f51b5" loext:opacity="100%" style:font-name="Ethnocentric Rg" fo:letter-spacing="normal" fo:font-style="normal" fo:text-shadow="none" fo:font-weight="normal" officeooo:rsid="0050cb18" style:letter-kerning="false" fo:background-color="transparent" loext:char-shading-value="0" style:language-asian="es" style:country-asian="ES" style:font-style-asian="normal" style:font-weight-asian="normal" style:font-style-complex="normal" style:font-weight-complex="normal" style:font-relief="embossed"/>
    </style:style>
    <style:style style:name="T63" style:family="text">
      <style:text-properties fo:text-transform="uppercase" fo:color="#3f51b5" loext:opacity="100%" style:font-name="Ethnocentric Rg" fo:letter-spacing="normal" fo:font-style="normal" fo:text-shadow="none" fo:font-weight="normal" officeooo:rsid="005b7606" style:letter-kerning="false" fo:background-color="transparent" loext:char-shading-value="0" style:language-asian="es" style:country-asian="ES" style:font-style-asian="normal" style:font-weight-asian="normal" style:font-style-complex="normal" style:font-weight-complex="normal" style:font-relief="embossed"/>
    </style:style>
    <style:style style:name="T64" style:family="text">
      <style:text-properties fo:text-transform="uppercase" style:font-name="Arial Nova Cond Light" fo:font-size="9pt" fo:letter-spacing="-0.011cm" fo:text-shadow="none" fo:font-weight="normal" officeooo:rsid="005b7606" fo:background-color="transparent" loext:char-shading-value="0" style:font-size-asian="7.84999990463257pt" style:font-weight-asian="normal" style:font-size-complex="9pt" style:font-weight-complex="normal" style:font-relief="embossed"/>
    </style:style>
    <style:style style:name="T65" style:family="text">
      <style:text-properties fo:text-transform="uppercase" fo:color="#00b050" loext:opacity="100%" style:font-name="Arial Nova Cond Light" fo:font-size="9pt" fo:letter-spacing="-0.011cm" fo:text-shadow="none" fo:font-weight="normal" officeooo:rsid="005b7606" fo:background-color="transparent" loext:char-shading-value="0" style:font-size-asian="7.84999990463257pt" style:font-weight-asian="normal" style:font-size-complex="9pt" style:font-weight-complex="normal" style:font-relief="embossed"/>
    </style:style>
    <style:style style:name="T66" style:family="text">
      <style:text-properties fo:text-transform="uppercase" fo:color="#00b050" loext:opacity="100%" style:font-name="Arial Nova Cond Light" fo:font-size="9pt" fo:letter-spacing="-0.011cm" fo:font-style="italic" fo:text-shadow="none" fo:font-weight="normal" officeooo:rsid="005b7606" fo:background-color="transparent" loext:char-shading-value="0" style:font-size-asian="7.84999990463257pt" style:font-style-asian="italic" style:font-weight-asian="normal" style:font-size-complex="9pt" style:font-style-complex="italic" style:font-weight-complex="normal" style:font-relief="embossed"/>
    </style:style>
    <style:style style:name="T67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68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69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da688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70" style:family="text">
      <style:text-properties fo:color="#666666" loext:opacity="100%" style:font-name="Arial Nova1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71" style:family="text">
      <style:text-properties fo:color="#666666" loext:opacity="100%" style:font-name="Arial Nova1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72" style:family="text">
      <style:text-properties fo:color="#ef6c00" loext:opacity="100%" style:font-name="Arial Nova1" fo:font-size="12pt" fo:font-weight="bold" officeooo:rsid="005b5369" style:font-size-asian="12pt" style:font-weight-asian="bold" style:font-size-complex="12pt" style:font-weight-complex="bold"/>
    </style:style>
    <style:style style:name="T73" style:family="text">
      <style:text-properties fo:color="#ef6c00" loext:opacity="100%" style:font-name="Arial Nova1" fo:font-size="12pt" fo:font-weight="bold" officeooo:rsid="005b7606" style:font-size-asian="12pt" style:font-weight-asian="bold" style:font-size-complex="12pt" style:font-weight-complex="bold"/>
    </style:style>
    <style:style style:name="T74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75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76" style:family="text">
      <style:text-properties officeooo:rsid="005da688" style:language-asian="es" style:country-asian="ES"/>
    </style:style>
    <style:style style:name="T77" style:family="text">
      <style:text-properties officeooo:rsid="005e1448"/>
    </style:style>
    <style:style style:name="T78" style:family="text">
      <style:text-properties fo:color="#44546a" loext:opacity="100%" style:font-name="AGRESSIVE" fo:font-size="18pt" fo:text-shadow="1pt 1pt" style:font-size-asian="14pt" style:font-size-complex="14pt"/>
    </style:style>
    <style:style style:name="T79" style:family="text">
      <style:text-properties fo:color="#44546a" loext:opacity="100%" style:font-name="AGRESSIVE" fo:font-size="18pt" fo:text-shadow="1pt 1pt" officeooo:rsid="0034421b" style:font-size-asian="14pt" style:font-size-complex="14pt"/>
    </style:style>
    <style:style style:name="T80" style:family="text">
      <style:text-properties fo:color="#44546a" loext:opacity="100%" style:font-name="AGRESSIVE" fo:font-size="18pt" fo:text-shadow="1pt 1pt" officeooo:rsid="0051c44c" style:font-size-asian="14pt" style:font-size-complex="14pt"/>
    </style:style>
    <style:style style:name="T81" style:family="text">
      <style:text-properties fo:color="#44546a" loext:opacity="100%" style:font-name="AGRESSIVE" fo:text-shadow="1pt 1pt" officeooo:rsid="0051c44c"/>
    </style:style>
    <style:style style:name="T82" style:family="text">
      <style:text-properties fo:color="#44546a" loext:opacity="100%" style:font-name="AGRESSIVE" fo:font-size="16pt" fo:text-shadow="1pt 1pt" officeooo:rsid="0051c44c" style:font-size-asian="16pt" style:font-size-complex="16pt"/>
    </style:style>
    <style:style style:name="T83" style:family="text">
      <style:text-properties style:font-name="AGRESSIVE" fo:text-shadow="1pt 1pt" officeooo:rsid="0051c44c"/>
    </style:style>
    <style:style style:name="T84" style:family="text">
      <style:text-properties fo:color="#757575" loext:opacity="100%" style:font-name="AGRESSIVE" fo:text-shadow="1pt 1pt" officeooo:rsid="0051c44c"/>
    </style:style>
    <style:style style:name="T85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86" style:family="text">
      <style:text-properties fo:color="#757575" loext:opacity="100%" style:font-name="AGRESSIVE" fo:font-size="15pt" fo:text-shadow="1pt 1pt" officeooo:rsid="005e1448" style:font-size-asian="15pt" style:font-size-complex="15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1">UTIL</text:span><text:span text:style-name="T28">IDADES <text:s/></text:span><text:span text:style-name="T77">APLICACIONES <text:s/>KDE</text:span></text:h>
      <text:h text:style-name="P29" text:outline-level="2"><draw:frame draw:style-name="fr1" draw:name="Imagen1 Copia 1 Copia 1" text:anchor-type="as-char" svg:y="-0.452cm" svg:width="0.653cm" svg:height="0.524cm" draw:z-index="33"><draw:image xlink:href="Pictures/10000001000000F2000000C22C50D6D5.png" xlink:type="simple" xlink:show="embed" xlink:actuate="onLoad" draw:mime-type="image/png"/></draw:frame><text:s text:c="2"/><text:span text:style-name="T12"><text:s/></text:span><text:span text:style-name="T13">Indice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1"><text:a xlink:type="simple" xlink:href="#Actualiz" text:style-name="Internet_20_link" text:visited-style-name="Visited_20_Internet_20_Link"><text:span text:style-name="T29"/></text:a></text:p>
          </table:table-cell>
          <table:table-cell table:style-name="Tabla4.A1" office:value-type="string">
            <text:p text:style-name="P31"><text:a xlink:type="simple" xlink:href="#Drive" text:style-name="Internet_20_link" text:visited-style-name="Visited_20_Internet_20_Link"><text:span text:style-name="T29"/></text:a></text:p>
          </table:table-cell>
          <table:table-cell table:style-name="Tabla4.A1" office:value-type="string">
            <text:p text:style-name="P22"><text:a xlink:type="simple" xlink:href="#SSh" text:style-name="Internet_20_link" text:visited-style-name="Visited_20_Internet_20_Link"><text:span text:style-name="T30"/></text:a></text:p>
          </table:table-cell>
          <table:table-cell table:style-name="Tabla4.A1" office:value-type="string">
            <text:p text:style-name="P30"/>
          </table:table-cell>
        </table:table-row>
      </table:table>
      <text:p text:style-name="P41"><text:span text:style-name="Source_20_Text"/></text:p>
      <text:h text:style-name="P32" text:outline-level="1"><text:span text:style-name="Heading_20_2_20_Char"><text:span text:style-name="T85">Heroic GAMES LAUNCHER [HGL]</text:span></text:span></text:h>
      <text:h text:style-name="P37" text:outline-level="2"><text:span text:style-name="Heading_20_2_20_Char"><text:span text:style-name="T13"><draw:frame draw:style-name="fr1" draw:name="Imagen1 Copia 1 Copia 1 Copia 1 Copia 1" text:anchor-type="as-char" svg:y="-0.452cm" svg:width="0.653cm" svg:height="0.524cm" draw:z-index="3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3"><text:s text:c="2"/></text:span></text:span><text:bookmark-start text:name="Actualiz"/><text:span text:style-name="Heading_20_2_20_Char"><text:span text:style-name="T14">I</text:span></text:span><text:bookmark-end text:name="Actualiz"/><text:span text:style-name="Heading_20_2_20_Char"><text:span text:style-name="T14">NSTALACION </text:span></text:span><text:span text:style-name="Heading_20_2_20_Char"><text:span text:style-name="T16">HGL</text:span></text:span></text:h>
      <text:p text:style-name="P53"><text:span text:style-name="T70">Fuente:</text:span><text:span text:style-name="T71"> </text:span><text:span text:style-name="T31"><text:s text:c="2"/></text:span><text:span text:style-name="T32">xxxxxxx</text:span><text:span text:style-name="T2">.com</text:span><text:span text:style-name="T9"> </text:span></text:p>
      <text:p text:style-name="P54"><text:span text:style-name="Heading_20_2_20_Char"><text:span text:style-name="T3">https://</text:span></text:span></text:p>
      <text:p text:style-name="P52"><text:span text:style-name="T10"><draw:frame draw:style-name="fr2" draw:name="Imagen4" text:anchor-type="as-char" svg:width="0.725cm" svg:height="0.811cm" draw:z-index="37"><draw:image xlink:href="Pictures/10000001000000C2000000D993659A02.png" xlink:type="simple" xlink:show="embed" xlink:actuate="onLoad" draw:mime-type="image/png"/></draw:frame></text:span><text:span text:style-name="T10"><text:s text:c="4"/></text:span><text:span text:style-name="T17">Desde DISCOVER<text:tab/></text:span><text:span text:style-name="T6">Instalar: Flatpack</text:span></text:p>
      <text:p text:style-name="P21"/>
      <text:p text:style-name="P51"/>
      <text:h text:style-name="P34" text:outline-level="2"><text:span text:style-name="Heading_20_2_20_Char"><text:span text:style-name="T13"><draw:frame draw:style-name="fr1" draw:name="Imagen1 Copia 1 Copia 1 Copia 1 Copia 1 Copia 1" text:anchor-type="as-char" svg:y="-0.452cm" svg:width="0.653cm" svg:height="0.524cm" draw:z-index="3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3"><text:s text:c="2"/></text:span></text:span><text:span text:style-name="Heading_20_2_20_Char"><text:span text:style-name="T15">CONFIGURACIoN </text:span></text:span><text:span text:style-name="Heading_20_2_20_Char"><text:span text:style-name="T16">HGL</text:span></text:span></text:h>
      <text:list xml:id="list2387716075" text:style-name="L1">
        <text:list-item>
          <text:h text:style-name="P40" text:outline-level="3"><text:span text:style-name="Heading_20_2_20_Char"><text:span text:style-name="T56">config Heroic </text:span></text:span><text:span text:style-name="Heading_20_2_20_Char"><text:span text:style-name="T57">GAMES LAUNCHER [HGL]</text:span></text:span></text:h>
        </text:list-item>
      </text:list>
      <text:list xml:id="list495772177" text:style-name="L2">
        <text:list-item>
          <text:p text:style-name="P45"><text:span text:style-name="Strong_20_Emphasis"><text:span text:style-name="T51">VALORES PREDETERMINADOS DEL JUEGO</text:span></text:span></text:p>
        </text:list-item>
      </text:list>
      <text:list xml:id="list2758781391" text:style-name="WWNum3">
        <text:list-item>
          <text:p text:style-name="P59"><text:span text:style-name="T72">Versión de Wine<text:tab/></text:span><text:span text:style-name="T20">Proton – GE-Proton-Latest</text:span></text:p>
        </text:list-item>
        <text:list-item>
          <text:p text:style-name="P60"><text:span text:style-name="T20">A</text:span><text:span text:style-name="T21">ctivar Esync<text:tab/></text:span><text:span text:style-name="T75">☑</text:span></text:p>
        </text:list-item>
        <text:list-item>
          <text:p text:style-name="P65"><text:span text:style-name="T19">Habilitar Fsync<text:tab/></text:span><text:span text:style-name="T74">☑</text:span></text:p>
        </text:list-item>
      </text:list>
      <text:list xml:id="list153310379129069" text:continue-list="list495772177" text:style-name="L2">
        <text:list-item>
          <text:p text:style-name="P46"><text:span text:style-name="Strong_20_Emphasis"><text:span text:style-name="T53">a</text:span></text:span><text:span text:style-name="Strong_20_Emphasis"><text:span text:style-name="T52">VA</text:span></text:span><text:span text:style-name="Strong_20_Emphasis"><text:span text:style-name="T53">nzado</text:span></text:span></text:p>
        </text:list-item>
      </text:list>
      <text:list text:continue-list="list2758781391" text:style-name="WWNum3">
        <text:list-item>
          <text:p text:style-name="P60"><text:span text:style-name="Strong_20_Emphasis"><text:span text:style-name="T73">Instalar EOS Overlay<text:tab/><text:tab/></text:span></text:span></text:p>
        </text:list-item>
      </text:list>
      <text:list xml:id="list153311879424907" text:continue-list="list153310379129069" text:style-name="L2">
        <text:list-item>
          <text:p text:style-name="P45"><text:span text:style-name="Strong_20_Emphasis"><text:span text:style-name="T52">Config Copiada</text:span></text:span></text:p>
        </text:list-item>
      </text:list>
      <text:p text:style-name="P49"><text:span text:style-name="Strong_20_Emphasis"><text:span text:style-name="T67">{</text:span></text:span></text:p>
      <text:p text:style-name="P50"><text:span text:style-name="Strong_20_Emphasis"><text:span text:style-name="T67"><text:s text:c="2"/>"checkUpdatesInterval": 10,</text:span></text:span></text:p>
      <text:p text:style-name="P50"><text:span text:style-name="Strong_20_Emphasis"><text:span text:style-name="T67"><text:s text:c="2"/>"enableUpdates": false,</text:span></text:span></text:p>
      <text:p text:style-name="P50"><text:span text:style-name="Strong_20_Emphasis"><text:span text:style-name="T67"><text:s text:c="2"/>"addDesktopShortcuts": false,</text:span></text:span></text:p>
      <text:p text:style-name="P50"><text:span text:style-name="Strong_20_Emphasis"><text:span text:style-name="T67"><text:s text:c="2"/>"addStartMenuShortcuts": false,</text:span></text:span></text:p>
      <text:p text:style-name="P50"><text:span text:style-name="Strong_20_Emphasis"><text:span text:style-name="T67"><text:s text:c="2"/>"autoInstallDxvk": true,</text:span></text:span></text:p>
      <text:p text:style-name="P50"><text:span text:style-name="Strong_20_Emphasis"><text:span text:style-name="T67"><text:s text:c="2"/>"autoInstallVkd3d": true,</text:span></text:span></text:p>
      <text:p text:style-name="P50"><text:span text:style-name="Strong_20_Emphasis"><text:span text:style-name="T67"><text:s text:c="2"/>"autoInstallDxvkNvapi": true,</text:span></text:span></text:p>
      <text:p text:style-name="P50"><text:span text:style-name="Strong_20_Emphasis"><text:span text:style-name="T67"><text:s text:c="2"/>"addSteamShortcuts": true,</text:span></text:span></text:p>
      <text:p text:style-name="P50"><text:soft-page-break/><text:span text:style-name="Strong_20_Emphasis"><text:span text:style-name="T67"><text:s text:c="2"/>"preferSystemLibs": false,</text:span></text:span></text:p>
      <text:p text:style-name="P50"><text:span text:style-name="Strong_20_Emphasis"><text:span text:style-name="T67"><text:s text:c="2"/>"checkForUpdatesOnStartup": false,</text:span></text:span></text:p>
      <text:p text:style-name="P50"><text:span text:style-name="Strong_20_Emphasis"><text:span text:style-name="T67"><text:s text:c="2"/>"autoUpdateGames": false,</text:span></text:span></text:p>
      <text:p text:style-name="P50"><text:span text:style-name="Strong_20_Emphasis"><text:span text:style-name="T67"><text:s text:c="2"/>"customWinePaths": [],</text:span></text:span></text:p>
      <text:p text:style-name="P50"><text:span text:style-name="Strong_20_Emphasis"><text:span text:style-name="T67"><text:s text:c="2"/>"defaultInstallPath": "/home/gerar_kde/Games/Heroic",</text:span></text:span></text:p>
      <text:p text:style-name="P50"><text:span text:style-name="Strong_20_Emphasis"><text:span text:style-name="T67"><text:s text:c="2"/>"libraryTopSection": "disabled",</text:span></text:span></text:p>
      <text:p text:style-name="P50"><text:span text:style-name="Strong_20_Emphasis"><text:span text:style-name="T67"><text:s text:c="2"/>"defaultSteamPath": "/home/gerar_kde/.steam/steam",</text:span></text:span></text:p>
      <text:p text:style-name="P50"><text:span text:style-name="Strong_20_Emphasis"><text:span text:style-name="T67"><text:s text:c="2"/>"defaultWinePrefix": "/home/gerar_kde/Games/Heroic/Prefixes/default",</text:span></text:span></text:p>
      <text:p text:style-name="P50"><text:span text:style-name="Strong_20_Emphasis"><text:span text:style-name="T67"><text:s text:c="2"/>"hideChangelogsOnStartup": true,</text:span></text:span></text:p>
      <text:p text:style-name="P50"><text:span text:style-name="Strong_20_Emphasis"><text:span text:style-name="T67"><text:s text:c="2"/>"language": "",</text:span></text:span></text:p>
      <text:p text:style-name="P50"><text:span text:style-name="Strong_20_Emphasis"><text:span text:style-name="T67"><text:s text:c="2"/>"maxWorkers": 0,</text:span></text:span></text:p>
      <text:p text:style-name="P50"><text:span text:style-name="Strong_20_Emphasis"><text:span text:style-name="T67"><text:s text:c="2"/>"minimizeOnLaunch": true,</text:span></text:span></text:p>
      <text:p text:style-name="P50"><text:span text:style-name="Strong_20_Emphasis"><text:span text:style-name="T67"><text:s text:c="2"/>"nvidiaPrime": true,</text:span></text:span></text:p>
      <text:p text:style-name="P50"><text:span text:style-name="Strong_20_Emphasis"><text:span text:style-name="T67"><text:s text:c="2"/>"enviromentOptions": [],</text:span></text:span></text:p>
      <text:p text:style-name="P50"><text:span text:style-name="Strong_20_Emphasis"><text:span text:style-name="T67"><text:s text:c="2"/>"wrapperOptions": [],</text:span></text:span></text:p>
      <text:p text:style-name="P50"><text:span text:style-name="Strong_20_Emphasis"><text:span text:style-name="T67"><text:s text:c="2"/>"showFps": false,</text:span></text:span></text:p>
      <text:p text:style-name="P50"><text:span text:style-name="Strong_20_Emphasis"><text:span text:style-name="T67"><text:s text:c="2"/>"useGameMode": false,</text:span></text:span></text:p>
      <text:p text:style-name="P50"><text:span text:style-name="Strong_20_Emphasis"><text:span text:style-name="T67"><text:s text:c="2"/>"wineCrossoverBottle": "Heroic",</text:span></text:span></text:p>
      <text:p text:style-name="P50"><text:span text:style-name="Strong_20_Emphasis"><text:span text:style-name="T67"><text:s text:c="2"/>"winePrefix": "/home/gerar_kde/Games/Heroic/Prefixes/default",</text:span></text:span></text:p>
      <text:p text:style-name="P50"><text:span text:style-name="Strong_20_Emphasis"><text:span text:style-name="T67"><text:s text:c="2"/>"wineVersion": {</text:span></text:span></text:p>
      <text:p text:style-name="P50"><text:span text:style-name="Strong_20_Emphasis"><text:span text:style-name="T67"><text:s text:c="4"/>"bin": "/home/gerar_kde/.var/app/com.heroicgameslauncher.hgl/config/heroic/tools/proton/GE-Proton-latest/proton",</text:span></text:span></text:p>
      <text:p text:style-name="P50"><text:span text:style-name="Strong_20_Emphasis"><text:span text:style-name="T67"><text:s text:c="4"/>"name": "Proton - GE-Proton-latest",</text:span></text:span></text:p>
      <text:p text:style-name="P50"><text:span text:style-name="Strong_20_Emphasis"><text:span text:style-name="T67"><text:s text:c="4"/>"type": "proton"</text:span></text:span></text:p>
      <text:p text:style-name="P50"><text:span text:style-name="Strong_20_Emphasis"><text:span text:style-name="T67"><text:s text:c="2"/>},</text:span></text:span></text:p>
      <text:p text:style-name="P50"><text:span text:style-name="Strong_20_Emphasis"><text:span text:style-name="T67"><text:s text:c="2"/>"enableEsync": true,</text:span></text:span></text:p>
      <text:p text:style-name="P50"><text:span text:style-name="Strong_20_Emphasis"><text:span text:style-name="T67"><text:s text:c="2"/>"enableFsync": true,</text:span></text:span></text:p>
      <text:p text:style-name="P50"><text:span text:style-name="Strong_20_Emphasis"><text:span text:style-name="T67"><text:s text:c="2"/>"enableMsync": false,</text:span></text:span></text:p>
      <text:p text:style-name="P50"><text:span text:style-name="Strong_20_Emphasis"><text:span text:style-name="T67"><text:s text:c="2"/>"eacRuntime": false,</text:span></text:span></text:p>
      <text:p text:style-name="P50"><text:span text:style-name="Strong_20_Emphasis"><text:span text:style-name="T67"><text:s text:c="2"/>"battlEyeRuntime": true,</text:span></text:span></text:p>
      <text:p text:style-name="P50"><text:span text:style-name="Strong_20_Emphasis"><text:span text:style-name="T67"><text:s text:c="2"/>"framelessWindow": false,</text:span></text:span></text:p>
      <text:p text:style-name="P50"><text:span text:style-name="Strong_20_Emphasis"><text:span text:style-name="T67"><text:s text:c="2"/>"beforeLaunchScriptPath": "",</text:span></text:span></text:p>
      <text:p text:style-name="P50"><text:span text:style-name="Strong_20_Emphasis"><text:span text:style-name="T67"><text:s text:c="2"/>"afterLaunchScriptPath": "",</text:span></text:span></text:p>
      <text:p text:style-name="P50"><text:span text:style-name="Strong_20_Emphasis"><text:span text:style-name="T67"><text:s text:c="2"/>"disableUMU": false,</text:span></text:span></text:p>
      <text:p text:style-name="P50"><text:span text:style-name="Strong_20_Emphasis"><text:span text:style-name="T67"><text:s text:c="2"/>"verboseLogs": false,</text:span></text:span></text:p>
      <text:p text:style-name="P50"><text:span text:style-name="Strong_20_Emphasis"><text:span text:style-name="T67"><text:s text:c="2"/>"customThemesPath": "",</text:span></text:span></text:p>
      <text:p text:style-name="P50"><text:span text:style-name="Strong_20_Emphasis"><text:span text:style-name="T67"><text:s text:c="2"/>"disableLogs": true,</text:span></text:span></text:p>
      <text:p text:style-name="P50"><text:span text:style-name="Strong_20_Emphasis"><text:span text:style-name="T67"><text:s text:c="2"/>"experimentalFeatures": {</text:span></text:span></text:p>
      <text:p text:style-name="P50"><text:span text:style-name="Strong_20_Emphasis"><text:span text:style-name="T67"><text:s text:c="4"/>"enableNewDesign": false,</text:span></text:span></text:p>
      <text:p text:style-name="P50"><text:span text:style-name="Strong_20_Emphasis"><text:span text:style-name="T67"><text:s text:c="4"/>"enableHelp": false,</text:span></text:span></text:p>
      <text:p text:style-name="P50"><text:span text:style-name="Strong_20_Emphasis"><text:span text:style-name="T67"><text:s text:c="4"/>"cometSupport": false</text:span></text:span></text:p>
      <text:p text:style-name="P50"><text:span text:style-name="Strong_20_Emphasis"><text:span text:style-name="T67"><text:s text:c="2"/>}</text:span></text:span></text:p>
      <text:p text:style-name="P50"><text:span text:style-name="Strong_20_Emphasis"><text:span text:style-name="T67">}</text:span></text:span></text:p>
      <text:p text:style-name="P42"><text:span text:style-name="Source_20_Text"/></text:p>
      <text:h text:style-name="P35" text:outline-level="2"><text:span text:style-name="Heading_20_2_20_Char"><text:span text:style-name="T13"><draw:frame draw:style-name="fr1" draw:name="Imagen1 Copia 1 Copia 1 Copia 1 Copia 1 Copia 1 Copia 1" text:anchor-type="as-char" svg:y="-0.452cm" svg:width="0.653cm" svg:height="0.524cm" draw:z-index="3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3"><text:s text:c="2"/></text:span></text:span><text:span text:style-name="Heading_20_2_20_Char"><text:span text:style-name="T15">ERRORES </text:span></text:span><text:span text:style-name="Heading_20_2_20_Char"><text:span text:style-name="T16">HGL</text:span></text:span></text:h>
      <text:list xml:id="list153309942595482" text:continue-list="list2387716075" text:style-name="L1">
        <text:list-item>
          <text:h text:style-name="P40" text:outline-level="3"><text:span text:style-name="Heading_20_2_20_Char"><text:span text:style-name="T56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3"><text:span text:style-name="Heading_20_2_20_Char"><text:span text:style-name="T61">XXXXXXXXX</text:span></text:span><text:span text:style-name="Heading_20_2_20_Char"><text:span text:style-name="T60">o</text:span></text:span><text:span text:style-name="Heading_20_2_20_Char"><text:span text:style-name="T61">XXXXXX</text:span></text:span></text:p>
            <text:p text:style-name="P63"><text:span text:style-name="Heading_20_2_20_Char"><text:span text:style-name="T61">XXX</text:span></text:span></text:p>
          </table:table-cell>
        </table:table-row>
      </table:table>
      <text:list xml:id="list153310010220508" text:continue-list="list153311879424907" text:style-name="L2">
        <text:list-item>
          <text:p text:style-name="P48"><text:span text:style-name="Strong_20_Emphasis"><text:span text:style-name="T52">SOLUCI</text:span></text:span><text:span text:style-name="Strong_20_Emphasis"><text:span text:style-name="T53">O</text:span></text:span><text:span text:style-name="Strong_20_Emphasis"><text:span text:style-name="T52">N</text:span></text:span></text:p>
        </text:list-item>
      </text:list>
      <text:p text:style-name="P57"><text:span text:style-name="T70">Fuente:</text:span><text:span text:style-name="T71"> </text:span><text:span text:style-name="T31"><text:s text:c="2"/></text:span><text:span text:style-name="T32">xxxxxxx</text:span><text:span text:style-name="T2">.com</text:span><text:span text:style-name="T9"> </text:span><text:span text:style-name="Heading_20_2_20_Char"><text:span text:style-name="T68"><text:tab/></text:span></text:span><text:span text:style-name="Heading_20_2_20_Char"><text:span text:style-name="T40">https://</text:span></text:span></text:p>
      <text:list xml:id="list153309971729342" text:continue-list="list153309942595482" text:style-name="L1">
        <text:list-item>
          <text:h text:style-name="P38" text:outline-level="3"><text:soft-page-break/><text:span text:style-name="Heading_20_2_20_Char"><text:span text:style-name="T56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62"><text:span text:style-name="Heading_20_2_20_Char"><text:span text:style-name="T60">se ha producido un error mientras se intentaba procesar la petición. comprueba la conexión de red e inténtalo de nuevo.</text:span></text:span></text:p>
          </table:table-cell>
        </table:table-row>
      </table:table>
      <text:list text:continue-list="list153310010220508" text:style-name="L2">
        <text:list-item>
          <text:p text:style-name="P47"><text:span text:style-name="Strong_20_Emphasis"><text:span text:style-name="T52">SOLUCI</text:span></text:span><text:span text:style-name="Strong_20_Emphasis"><text:span text:style-name="T53">O</text:span></text:span><text:span text:style-name="Strong_20_Emphasis"><text:span text:style-name="T52">N</text:span></text:span></text:p>
        </text:list-item>
      </text:list>
      <text:p text:style-name="P55"><text:span text:style-name="T70">Fuente:</text:span><text:span text:style-name="T71"> </text:span><text:span text:style-name="T31"><text:s text:c="2"/></text:span><text:span text:style-name="T32">xxxxxxx</text:span><text:span text:style-name="T2">.com<text:tab/></text:span><text:span text:style-name="Heading_20_2_20_Char"><text:span text:style-name="T41">https://</text:span></text:span></text:p>
      <text:p text:style-name="P58"><text:span text:style-name="Heading_20_2_20_Char"><text:span text:style-name="T59"/></text:span></text:p>
      <text:p text:style-name="P44"/>
      <text:p text:style-name="P43"><text:span text:style-name="Source_20_Text"><text:span text:style-name="T26"/></text:span></text:p>
      <text:h text:style-name="P33" text:outline-level="1"><text:span text:style-name="Heading_20_2_20_Char"><text:span text:style-name="T85">Ap</text:span></text:span><text:span text:style-name="Heading_20_2_20_Char"><text:span text:style-name="T86">p</text:span></text:span><text:span text:style-name="Heading_20_2_20_Char"><text:span text:style-name="T85">S </text:span></text:span></text:h>
      <text:h text:style-name="P36" text:outline-level="2"><text:span text:style-name="Heading_20_2_20_Char"><text:span text:style-name="T62"><draw:frame draw:style-name="fr1" draw:name="Imagen1 Copia 1 Copia 1 Copia 1 Copia 1 Copia 1 Copia 1 Copia 1" text:anchor-type="as-char" svg:y="-0.452cm" svg:width="0.653cm" svg:height="0.524cm" draw:z-index="3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62"><text:s text:c="2"/></text:span></text:span><text:span text:style-name="Heading_20_2_20_Char"><text:span text:style-name="T63">XXXX</text:span></text:span></text:h>
      <text:list text:continue-list="list153309971729342" text:style-name="L1">
        <text:list-item>
          <text:h text:style-name="P39" text:outline-level="3"><text:span text:style-name="Heading_20_2_20_Char"><text:span text:style-name="T58">XXXX</text:span></text:span></text:h>
        </text:list-item>
      </text:list>
      <text:p text:style-name="P61"><text:span text:style-name="Heading_20_2_20_Char"><text:span text:style-name="T60"/></text:span></text:p>
      <text:p text:style-name="P64"><text:span text:style-name="Heading_20_2_20_Char"><text:span text:style-name="T5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Designer Block" svg:font-family="'Designer Block'" style:font-pitch="variable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UTILIDADES Heroic Games Launcher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26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14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17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20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2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23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29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32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8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3</text:page-number></text:span><text:span text:style-name="MT2"><text:s/>/</text:span><text:span text:style-name="MT3"> </text:span><text:span text:style-name="MT4"><text:page-count>3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21M56S</meta:editing-duration>
    <meta:editing-cycles>7</meta:editing-cycles>
    <dc:date>2025-03-12T15:33:09.707266106</dc:date>
    <meta:print-date>2025-03-12T15:26:33.426165268</meta:print-date>
    <meta:printed-by>Archivos PDF</meta:printed-by>
    <meta:document-statistic meta:table-count="5" meta:image-count="14" meta:object-count="0" meta:page-count="3" meta:paragraph-count="99" meta:word-count="218" meta:character-count="2209" meta:non-whitespace-character-count="1950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